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2e0" officeooo:paragraph-rsid="00148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onveignant </text:p>
      <text:p text:style-name="P1">Avantage</text:p>
      <text:p text:style-name="P1">Comment implementé</text:p>
      <text:p text:style-name="P1">Technologie Retenu ???</text:p>
      <text:p text:style-name="P1">Risqu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cour </meta:initial-creator>
    <meta:creation-date>2015-12-07T17:11:14.571288067</meta:creation-date>
    <dc:date>2015-12-07T17:12:25.523785312</dc:date>
    <dc:creator>lacour </dc:creator>
    <meta:editing-duration>P0D</meta:editing-duration>
    <meta:editing-cycles>1</meta:editing-cycles>
    <meta:document-statistic meta:table-count="0" meta:image-count="0" meta:object-count="0" meta:page-count="1" meta:paragraph-count="5" meta:word-count="8" meta:character-count="68" meta:non-whitespace-character-count="64"/>
    <meta:generator>LibreOffice/4.2.8.2$Linux_X86_64 LibreOffice_project/420m0$Build-2</meta:generator>
  </office:meta>
</office:document-meta>
</file>